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ValidatorFactoryBean.unwrap( @ Nullable Class &lt; T &gt; 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ocalValidatorFactoryBean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ValidatorFactoryBean.setConfigurationInitializer( Consumer &lt; Configuration &lt; ? &gt; &gt; configurationInit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ValidatorFactoryBean.setValidationMessageSource( MessageSource messag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ValidatorFactoryBean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ValidatorFactoryBean.getParameterNames( Constructor &lt; ? &gt; constru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ValidatorFactoryBean.getTraversabl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ValidatorFactoryBean.afterPropertiesSet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LocalValidatorFactoryBean.setProviderClass( Class provid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ValidatorFactoryBean.getConstraintValidato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ValidatorFactoryBean.setMappingLocations( Resource ... mapping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ValidatorFactoryBean.setParameterNameDiscoverer( ParameterNameDiscoverer parameterNameDiscov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ValidatorFactoryBean.getMessageInterpo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ValidatorFactoryBean.getClock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ValidatorFactoryBean.setValidationProperties( Properties jpa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ValidatorFactoryBean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ValidatorFactoryBean.setValidationPropertyMap( @ Nullable Map &lt; String , String &gt; validation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ValidatorFactoryBean.using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ValidatorFactoryBean.setConstraintValidatorFactory( ConstraintValidatorFactory constraintValidato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ValidatorDelegate.buildMessageInterpolator( MessageSource messag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ValidatorFactoryBean.get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ValidatorFactoryBean.setValidationProviderResolver( ValidationProviderResolver validationProvider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ValidatorFactoryBean.getParameterNam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ValidatorFactoryBean.getParameterNames( Method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ValidatorFactoryBean.postProcessConfiguration( Configuration &lt; ? &gt;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lValidatorFactoryBean.getValidationProper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ValidatorFactoryBean.setTraversableResolver( TraversableResolver traversabl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ValidatorFactoryBean.configureParameterNameProvider( ParameterNameDiscoverer discoverer , Configuration &lt; ? &gt; configu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calValidatorFactoryBean.setMessageInterpolator( MessageInterpolator messageInterpo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ValidatorFactoryBean.closeMappingStreams( @ Nullable List &lt; InputStream &gt; mappingStrea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